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6in" style:page-number="auto" table:align="margins" style:writing-mode="lr-tb"/>
    </style:style>
    <style:style style:name="Table1.A" style:family="table-column">
      <style:table-column-properties style:column-width="3.8in" style:rel-column-width="32767*"/>
    </style:style>
    <style:style style:name="Table1.B" style:family="table-column">
      <style:table-column-properties style:column-width="3.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paragraph-properties>
        <style:tab-stops>
          <style:tab-stop style:position="5.5in" style:type="center"/>
        </style:tab-stops>
      </style:paragraph-properties>
    </style:style>
    <style:style style:name="P3" style:family="paragraph" style:parent-style-name="Standard">
      <style:paragraph-properties fo:line-height="100%">
        <style:tab-stops>
          <style:tab-stop style:position="3in"/>
        </style:tab-stops>
      </style:paragraph-properties>
      <style:text-properties officeooo:paragraph-rsid="001847c6"/>
    </style:style>
    <style:style style:name="P4" style:family="paragraph" style:parent-style-name="Standard">
      <style:paragraph-properties fo:margin-top="0in" fo:margin-bottom="0in" style:contextual-spacing="fals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tyle="italic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>
        <style:tab-stops>
          <style:tab-stop style:position="5in"/>
        </style:tab-stops>
      </style:paragraph-properties>
      <style:text-properties style:font-name="Times New Roman" style:font-name-complex="Times New Roman1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officeooo:paragraph-rsid="00172585" style:font-name-complex="Times New Roman1"/>
    </style:style>
    <style:style style:name="P8" style:family="paragraph" style:parent-style-name="Standard">
      <style:paragraph-properties fo:margin-top="0in" fo:margin-bottom="0in" style:contextual-spacing="false">
        <style:tab-stops>
          <style:tab-stop style:position="1.3126in" style:type="center"/>
          <style:tab-stop style:position="3.4374in" style:type="center"/>
          <style:tab-stop style:position="5.5in" style:type="center"/>
        </style:tab-stops>
      </style:paragraph-properties>
      <style:text-properties style:font-name="Times New Roman" officeooo:paragraph-rsid="005128f7" style:font-name-complex="Times New Roman1"/>
    </style:style>
    <style:style style:name="P9" style:family="paragraph" style:parent-style-name="Standard">
      <style:paragraph-properties fo:margin-top="0in" fo:margin-bottom="0in" style:contextual-spacing="false">
        <style:tab-stops>
          <style:tab-stop style:position="1.3126in" style:type="center"/>
          <style:tab-stop style:position="5in"/>
          <style:tab-stop style:position="6.5in" style:type="center"/>
        </style:tab-stops>
      </style:paragraph-properties>
      <style:text-properties style:font-name="Times New Roman" officeooo:paragraph-rsid="005128f7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1.5in" style:type="center"/>
          <style:tab-stop style:position="5.5in" style:type="center"/>
        </style:tab-stops>
      </style:paragraph-properties>
      <style:text-properties style:font-name="Times New Roman" fo:font-size="10.5pt" fo:font-weight="bold" officeooo:paragraph-rsid="0022f362" style:font-size-asian="10.5pt" style:font-weight-asian="bold" style:font-name-complex="Times New Roman1" style:font-size-complex="10.5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1.5in" style:type="center"/>
          <style:tab-stop style:position="5.5in" style:type="center"/>
        </style:tab-stops>
      </style:paragraph-properties>
      <style:text-properties style:font-name="Times New Roman" fo:font-size="10.5pt" style:text-underline-style="solid" style:text-underline-width="auto" style:text-underline-color="font-color" fo:font-weight="bold" officeooo:paragraph-rsid="0022f362" style:font-size-asian="10.5pt" style:font-weight-asian="bold" style:font-name-complex="Times New Roman1" style:font-size-complex="10.5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1.5in" style:type="center"/>
        </style:tab-stops>
      </style:paragraph-properties>
      <style:text-properties style:font-name="Times New Roman" fo:font-size="10.5pt" fo:font-weight="normal" officeooo:paragraph-rsid="0022f362" style:font-size-asian="10.5pt" style:font-weight-asian="normal" style:font-name-complex="Times New Roman1" style:font-size-complex="10.5pt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1.5in" style:type="center"/>
          <style:tab-stop style:position="5.5in" style:type="center"/>
        </style:tab-stops>
      </style:paragraph-properties>
      <style:text-properties style:font-name="Times New Roman" fo:font-size="10.5pt" fo:font-weight="normal" officeooo:rsid="0030d042" officeooo:paragraph-rsid="0030d042" style:font-size-asian="10.5pt" style:font-weight-asian="normal" style:font-name-complex="Times New Roman1" style:font-size-complex="10.5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1.5in" style:type="center"/>
          <style:tab-stop style:position="5.5in" style:type="center"/>
        </style:tab-stops>
      </style:paragraph-properties>
      <style:text-properties style:font-name="Times New Roman" fo:font-size="16pt" fo:font-weight="bold" officeooo:paragraph-rsid="0022f362" style:font-size-asian="16pt" style:font-weight-asian="bold" style:font-name-complex="Times New Roman1" style:font-size-complex="16pt"/>
    </style:style>
    <style:style style:name="P15" style:family="paragraph" style:parent-style-name="Standard">
      <style:paragraph-properties fo:margin-top="0in" fo:margin-bottom="0in" style:contextual-spacing="false">
        <style:tab-stops>
          <style:tab-stop style:position="1.3126in" style:type="center"/>
          <style:tab-stop style:position="3.4374in" style:type="center"/>
          <style:tab-stop style:position="5.5in" style:type="center"/>
        </style:tab-stops>
      </style:paragraph-properties>
    </style:style>
    <style:style style:name="P16" style:family="paragraph" style:parent-style-name="Standard">
      <style:paragraph-properties fo:margin-top="0in" fo:margin-bottom="0in" style:contextual-spacing="false">
        <style:tab-stops>
          <style:tab-stop style:position="1.3126in" style:type="center"/>
          <style:tab-stop style:position="5in"/>
          <style:tab-stop style:position="6.5in" style:type="center"/>
        </style:tab-stops>
      </style:paragraph-properties>
    </style:style>
    <style:style style:name="P17" style:family="paragraph" style:parent-style-name="Standard">
      <style:paragraph-properties fo:margin-top="0in" fo:margin-bottom="0in" style:contextual-spacing="false">
        <style:tab-stops>
          <style:tab-stop style:position="1.3126in" style:type="center"/>
          <style:tab-stop style:position="5in"/>
          <style:tab-stop style:position="6.5in" style:type="center"/>
        </style:tab-stops>
      </style:paragraph-properties>
      <style:text-properties officeooo:paragraph-rsid="005c4bc0"/>
    </style:style>
    <style:style style:name="P18" style:family="paragraph" style:parent-style-name="Standard">
      <style:paragraph-properties fo:margin-top="0.1665in" fo:margin-bottom="0in" style:contextual-spacing="false" fo:line-height="100%"/>
    </style:style>
    <style:style style:name="P19" style:family="paragraph" style:parent-style-name="Standard">
      <style:paragraph-properties fo:margin-top="0.1665in" fo:margin-bottom="0in" style:contextual-spacing="false" fo:line-height="100%">
        <style:tab-stops>
          <style:tab-stop style:position="4.5in"/>
        </style:tab-stops>
      </style:paragraph-properties>
      <style:text-properties officeooo:paragraph-rsid="000f5370"/>
    </style:style>
    <style:style style:name="P20" style:family="paragraph" style:parent-style-name="Standard">
      <style:paragraph-properties fo:margin-top="0.1665in" fo:margin-bottom="0in" style:contextual-spacing="false" fo:line-height="100%">
        <style:tab-stops>
          <style:tab-stop style:position="3in"/>
        </style:tab-stops>
      </style:paragraph-properties>
      <style:text-properties officeooo:paragraph-rsid="001cb4ed"/>
    </style:style>
    <style:style style:name="P21" style:family="paragraph" style:parent-style-name="Standard">
      <style:paragraph-properties fo:margin-top="0.1665in" fo:margin-bottom="0in" style:contextual-spacing="false" fo:line-height="100%">
        <style:tab-stops>
          <style:tab-stop style:position="3in"/>
          <style:tab-stop style:position="5in"/>
        </style:tab-stops>
      </style:paragraph-properties>
      <style:text-properties officeooo:paragraph-rsid="0012569f"/>
    </style:style>
    <style:style style:name="P22" style:family="paragraph" style:parent-style-name="Standard">
      <style:paragraph-properties fo:margin-top="0.1665in" fo:margin-bottom="0in" style:contextual-spacing="false" fo:line-height="100%"/>
      <style:text-properties officeooo:paragraph-rsid="00598afd"/>
    </style:style>
    <style:style style:name="P23" style:family="paragraph" style:parent-style-name="Standard">
      <style:paragraph-properties fo:margin-top="0.1665in" fo:margin-bottom="0in" style:contextual-spacing="false" fo:line-height="100%"/>
      <style:text-properties officeooo:paragraph-rsid="000bcd88"/>
    </style:style>
    <style:style style:name="P24" style:family="paragraph" style:parent-style-name="Standard">
      <style:paragraph-properties fo:margin-top="0.1665in" fo:margin-bottom="0.139in" style:contextual-spacing="false" fo:line-height="100%">
        <style:tab-stops>
          <style:tab-stop style:position="3in"/>
        </style:tab-stops>
      </style:paragraph-properties>
      <style:text-properties officeooo:paragraph-rsid="002d06d6"/>
    </style:style>
    <style:style style:name="P2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officeooo:paragraph-rsid="0015e4a0" style:font-name-asian="LiberationSans" style:font-size-asian="10pt" style:font-weight-asian="normal" style:font-name-complex="Tahoma1" style:font-size-complex="10pt" style:font-weight-complex="normal"/>
    </style:style>
    <style:style style:name="P26" style:family="paragraph" style:parent-style-name="Standard">
      <style:paragraph-properties fo:margin-top="0.1665in" fo:margin-bottom="0in" style:contextual-spacing="false" fo:line-height="100%">
        <style:tab-stops>
          <style:tab-stop style:position="3in"/>
        </style:tab-stops>
      </style:paragraph-properties>
      <style:text-properties officeooo:paragraph-rsid="00654727"/>
    </style:style>
    <style:style style:name="P27" style:family="paragraph" style:parent-style-name="Standard">
      <style:paragraph-properties fo:margin-top="0.1665in" fo:margin-bottom="0in" style:contextual-spacing="false" fo:line-height="100%">
        <style:tab-stops>
          <style:tab-stop style:position="5in"/>
        </style:tab-stops>
      </style:paragraph-properties>
      <style:text-properties officeooo:paragraph-rsid="0009f612"/>
    </style:style>
    <style:style style:name="P28" style:family="paragraph" style:parent-style-name="Standard">
      <style:paragraph-properties fo:margin-top="0.1665in" fo:margin-bottom="0in" style:contextual-spacing="false" fo:line-height="100%"/>
      <style:text-properties officeooo:paragraph-rsid="006df3fc"/>
    </style:style>
    <style:style style:name="P29" style:family="paragraph" style:parent-style-name="Standard">
      <style:paragraph-properties fo:margin-top="0.1665in" fo:margin-bottom="0in" style:contextual-spacing="false" fo:line-height="100%">
        <style:tab-stops>
          <style:tab-stop style:position="5in"/>
        </style:tab-stops>
      </style:paragraph-properties>
      <style:text-properties fo:color="#000000" style:font-name="Tahoma" fo:font-size="10pt" style:text-underline-style="none" fo:font-weight="normal" officeooo:rsid="003d7ea7" officeooo:paragraph-rsid="00693580" style:font-name-asian="LiberationSans" style:font-size-asian="10pt" style:font-weight-asian="normal" style:font-name-complex="Tahoma1" style:font-size-complex="10pt" style:font-weight-complex="normal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tyle="italic" style:font-style-asian="italic" style:font-name-complex="Times New Roman1"/>
    </style:style>
    <style:style style:name="T4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5" style:family="text">
      <style:text-properties style:font-name="Times New Roman" fo:font-size="10pt" style:text-underline-style="none" fo:font-weight="bold" style:font-name-asian="LiberationSans" style:font-size-asian="10pt" style:font-weight-asian="bold" style:font-name-complex="Times New Roman1" style:font-size-complex="10pt" style:font-weight-complex="normal"/>
    </style:style>
    <style:style style:name="T6" style:family="text">
      <style:text-properties fo:color="#000000" style:font-name="Times New Roman" style:font-name-asian="Times New Roman1" style:font-name-complex="Times New Roman1"/>
    </style:style>
    <style:style style:name="T7" style:family="text">
      <style:text-properties fo:color="#000000" style:font-name="Times New Roman" style:font-name-asian="Times New Roman1" style:font-name-complex="Times New Roman1" style:font-weight-complex="bold"/>
    </style:style>
    <style:style style:name="T8" style:family="text">
      <style:text-properties fo:color="#000000" style:font-name="Times New Roman" fo:font-style="italic" style:font-name-asian="Times New Roman1" style:font-style-asian="italic" style:font-name-complex="Times New Roman1"/>
    </style:style>
    <style:style style:name="T9" style:family="text">
      <style:text-properties fo:color="#000000" style:font-name="Times New Roman" fo:font-style="italic" style:font-name-asian="Times New Roman1" style:font-style-asian="italic" style:font-name-complex="Times New Roman1" style:font-weight-complex="bold"/>
    </style:style>
    <style:style style:name="T10" style:family="text">
      <style:text-properties fo:color="#000000" style:font-name="Times New Roman" fo:background-color="#f7f7f7" loext:char-shading-value="0" style:font-name-complex="Times New Roman1"/>
    </style:style>
    <style:style style:name="T11" style:family="text">
      <style:text-properties fo:color="#000000" style:font-name="Tahoma" fo:font-size="10pt" style:text-underline-style="none" fo:font-weight="bold" style:font-name-asian="LiberationSans" style:font-size-asian="10pt" style:font-weight-asian="bold" style:font-name-complex="Tahoma1" style:font-size-complex="10pt" style:font-weight-complex="bold"/>
    </style:style>
    <style:style style:name="T12" style:family="text">
      <style:text-properties fo:color="#000000" style:font-name="Tahoma" fo:font-size="10pt" style:text-underline-style="none" fo:font-weight="bold" officeooo:rsid="0040117e" style:font-name-asian="LiberationSans" style:font-size-asian="10pt" style:font-weight-asian="bold" style:font-name-complex="Tahoma1" style:font-size-complex="10pt" style:font-weight-complex="bold"/>
    </style:style>
    <style:style style:name="T13" style:family="text">
      <style:text-properties fo:color="#000000" style:font-name="Tahoma" fo:font-size="10pt" style:text-underline-style="none" fo:font-weight="normal" style:font-name-asian="LiberationSans" style:font-size-asian="10pt" style:font-weight-asian="normal" style:font-name-complex="Tahoma1" style:font-size-complex="10pt" style:font-weight-complex="normal"/>
    </style:style>
    <style:style style:name="T14" style:family="text">
      <style:text-properties fo:color="#000000" style:font-name="Tahoma" fo:font-size="10pt" style:text-underline-style="none" fo:font-weight="normal" officeooo:rsid="003eab9c" style:font-name-asian="LiberationSans" style:font-size-asian="10pt" style:font-weight-asian="normal" style:font-name-complex="Tahoma1" style:font-size-complex="10pt" style:font-weight-complex="normal"/>
    </style:style>
    <style:style style:name="T15" style:family="text">
      <style:text-properties fo:color="#000000" style:font-name="Tahoma" fo:font-size="10pt" style:text-underline-style="none" fo:font-weight="normal" officeooo:rsid="0040117e" style:font-name-asian="LiberationSans" style:font-size-asian="10pt" style:font-weight-asian="normal" style:font-name-complex="Tahoma1" style:font-size-complex="10pt" style:font-weight-complex="normal"/>
    </style:style>
    <style:style style:name="T16" style:family="text">
      <style:text-properties fo:color="#000000" style:font-name="Tahoma" fo:font-size="10pt" style:text-underline-style="none" fo:font-weight="normal" officeooo:rsid="0042fa34" style:font-name-asian="LiberationSans" style:font-size-asian="10pt" style:font-weight-asian="normal" style:font-name-complex="Tahoma1" style:font-size-complex="10pt" style:font-weight-complex="normal"/>
    </style:style>
    <style:style style:name="T17" style:family="text">
      <style:text-properties fo:color="#000000" style:font-name="Tahoma" fo:font-size="10pt" fo:font-style="italic" style:text-underline-style="none" fo:font-weight="normal" style:font-name-asian="LiberationSans" style:font-size-asian="10pt" style:font-style-asian="italic" style:font-weight-asian="normal" style:font-name-complex="Tahoma1" style:font-size-complex="10pt" style:font-weight-complex="normal"/>
    </style:style>
    <style:style style:name="T18" style:family="text">
      <style:text-properties fo:color="#000000" style:font-name="Tahoma" fo:font-size="10pt" fo:font-style="italic" style:text-underline-style="none" fo:font-weight="normal" officeooo:rsid="003d7ea7" style:font-name-asian="LiberationSans" style:font-size-asian="10pt" style:font-style-asian="italic" style:font-weight-asian="normal" style:font-name-complex="Tahoma1" style:font-size-complex="10pt" style:font-weight-complex="normal"/>
    </style:style>
    <style:style style:name="T19" style:family="text">
      <style:text-properties style:font-name="Tahoma" fo:font-size="10pt" fo:font-style="italic" style:text-underline-style="none" fo:font-weight="bold" style:font-name-asian="LiberationSans" style:font-size-asian="10pt" style:font-style-asian="italic" style:font-weight-asian="bold" style:font-name-complex="Tahoma1" style:font-size-complex="10pt" style:font-weight-complex="bold"/>
    </style:style>
    <style:style style:name="T20" style:family="text">
      <style:text-properties style:font-name="Tahoma" fo:font-size="10pt" fo:font-style="italic" style:text-underline-style="none" fo:font-weight="normal" style:font-name-asian="LiberationSans" style:font-size-asian="10pt" style:font-style-asian="italic" style:font-weight-asian="normal" style:font-name-complex="Tahoma1" style:font-size-complex="10pt" style:font-weight-complex="normal"/>
    </style:style>
    <style:style style:name="T21" style:family="text">
      <style:text-properties style:font-name="Tahoma" fo:font-size="10pt" style:text-underline-style="none" fo:font-weight="bold" style:font-name-asian="LiberationSans" style:font-size-asian="10pt" style:font-weight-asian="bold" style:font-name-complex="Tahoma1" style:font-size-complex="10pt" style:font-weight-complex="bold"/>
    </style:style>
    <style:style style:name="T22" style:family="text">
      <style:text-properties style:font-name="Tahoma" fo:font-size="10pt" style:text-underline-style="none" fo:font-weight="normal" style:font-name-asian="LiberationSans" style:font-size-asian="10pt" style:font-weight-asian="normal" style:font-name-complex="Tahoma1" style:font-size-complex="10pt" style:font-weight-complex="normal"/>
    </style:style>
    <style:style style:name="T23" style:family="text">
      <style:text-properties officeooo:rsid="0032475c"/>
    </style:style>
    <style:style style:name="T24" style:family="text">
      <style:text-properties officeooo:rsid="003288b4"/>
    </style:style>
    <style:style style:name="T25" style:family="text">
      <style:text-properties fo:font-style="italic" style:font-style-asian="italic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1in" fo:padding-right="0.1in" fo:padding-top="0.05in" fo:padding-bottom="0.05in" fo:border="0.26pt solid #000000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CÔNG TY TNHH CÀ PHÊ HÀ LAN VIỆT NAM</text:p>
            <text:p text:style-name="P13">Cụm CN Tân A<text:span text:style-name="T23">n</text:span> 2, <text:span text:style-name="T24">TP. Buôn Ma Thuột, ĐăkLăk</text:span></text:p>
            <text:p text:style-name="P12"><text:tab/>Điện thoại: <text:s/>0500.3979045 <text:s text:c="2"/>Fax: 0500.3979050</text:p>
          </table:table-cell>
          <table:table-cell table:style-name="Table1.A1" office:value-type="string">
            <text:p text:style-name="P10">CỘNG HÒA XÃ HỘI CHỦ NGHĨA VIỆT NAM</text:p>
            <text:p text:style-name="P11">Độc Lập – Tự Do – Hạnh Phúc</text:p>
          </table:table-cell>
        </table:table-row>
      </table:table>
      <text:p text:style-name="P14">LỆNH GIAO HÀNG </text:p>
      <text:p text:style-name="P5">(DELIVERY ORDER)</text:p>
      <text:p text:style-name="P19"><text:span text:style-name="T1">Số lệnh</text:span><text:span text:style-name="T4">/DO no: </text:span><text:span text:style-name="T19"><text:placeholder text:placeholder-type="text">&lt;o.name or ''&gt;</text:placeholder></text:span><text:span text:style-name="T4"><text:tab/></text:span><text:span text:style-name="T1">Ngày/</text:span><text:span text:style-name="T4">Date</text:span><text:span text:style-name="T1">: </text:span><text:span text:style-name="T21"><text:placeholder text:placeholder-type="text">&lt;get_date(o)&gt;</text:placeholder></text:span></text:p>
      <text:p text:style-name="P18"><text:span text:style-name="T2">Nơi xuất hàng/</text:span><text:span text:style-name="T3">Dispatched place</text:span><text:span text:style-name="T2">: </text:span><text:span text:style-name="T1">CÔNG TY TNHH CÀ PHÊ HÀ LAN <text:s/>VIỆT NAM</text:span></text:p>
      <text:p text:style-name="P28"><text:span text:style-name="T6">Nơi giao hàng/</text:span><text:span text:style-name="T8">Received site: </text:span><text:span text:style-name="T18"><text:placeholder text:placeholder-type="text">&lt;get_delivery_place(o)&gt;</text:placeholder></text:span><text:span text:style-name="T11"><text:tab/> <text:s text:c="3"/></text:span><text:span text:style-name="T14">Ngày giao hàng/</text:span><text:span text:style-name="T15">Receiv</text:span><text:span text:style-name="T16">ed date:</text:span><text:span text:style-name="T15"> <text:s/></text:span><text:span text:style-name="T12"><text:placeholder text:placeholder-type="text">&lt;get_date(o)&gt;</text:placeholder></text:span></text:p>
      <text:p text:style-name="P27"><text:span text:style-name="T6">Địa chỉ/</text:span><text:span text:style-name="T8">Address</text:span><text:span text:style-name="T6">: </text:span><text:span text:style-name="T13"><text:placeholder text:placeholder-type="text">&lt;o.delivery_place_id and o.delivery_place_id.address or ''&gt;</text:placeholder></text:span><text:span text:style-name="T13"><text:tab/></text:span><text:span text:style-name="T6">Điện thoại/</text:span><text:span text:style-name="T8">Phone</text:span><text:span text:style-name="T6">:</text:span><text:span text:style-name="T13"><text:placeholder text:placeholder-type="text">&lt;o.delivery_place_id and o.delivery_place_id.phone or ''&gt;</text:placeholder></text:span></text:p>
      <text:p text:style-name="P29">Người nhận hàng/Recipient: <text:span text:style-name="T25"><text:placeholder text:placeholder-type="text">&lt;get_recipient(o)&gt;</text:placeholder></text:span></text:p>
      <text:p text:style-name="P23"><text:span text:style-name="T1">Đơn vị vận tải/</text:span><text:span text:style-name="T4"> Trucking company: </text:span><text:span text:style-name="T20"><text:placeholder text:placeholder-type="text">&lt;o.trucking_id and o.trucking_id.name or ''&gt;</text:placeholder></text:span></text:p>
      <text:p text:style-name="P20"><text:span text:style-name="T2">Số xe</text:span><text:span text:style-name="T3">/</text:span><text:span text:style-name="T9"> Truck’s no: </text:span><text:span text:style-name="T17"><text:placeholder text:placeholder-type="text">&lt;o.trucking_no or ''&gt;</text:placeholder></text:span><text:span text:style-name="T9"><text:tab/></text:span><text:span text:style-name="T7">Tài xế</text:span><text:span text:style-name="T9">/Driver: </text:span><text:span text:style-name="T17"><text:placeholder text:placeholder-type="text">&lt;o.driver_name or ''&gt;</text:placeholder></text:span></text:p>
      <text:p text:style-name="P21"><text:span text:style-name="T1">Hợp đồng: </text:span><text:span text:style-name="T4">NVS no</text:span><text:span text:style-name="T1">: <text:s text:c="4"/></text:span><text:span text:style-name="T22"><text:placeholder text:placeholder-type="text">&lt;o.contract_id.name or ''&gt;</text:placeholder></text:span><text:span text:style-name="T5"> <text:s text:c="2"/></text:span><text:span text:style-name="T4">SI no</text:span><text:span text:style-name="T1">: </text:span><text:span text:style-name="T22"><text:placeholder text:placeholder-type="text">&lt;o.contract_id.shipping_id.name or ''&gt;</text:placeholder></text:span><text:span text:style-name="T22"> <text:s text:c="4"/></text:span><text:span text:style-name="T4">Buyer ref: </text:span><text:span text:style-name="T20"><text:placeholder text:placeholder-type="text">&lt;o.contract_id.p_contract or ''&gt;</text:placeholder></text:span></text:p>
      <text:p text:style-name="P26"><text:span text:style-name="T2">Người mua/</text:span><text:span text:style-name="T3">Buyer</text:span><text:span text:style-name="T2">: </text:span><text:span text:style-name="T17"><text:placeholder text:placeholder-type="text">&lt;get_buyer(o)&gt;</text:placeholder></text:span><text:span text:style-name="T2"><text:tab/>Khách hàng/</text:span><text:span text:style-name="T3">Customer</text:span><text:span text:style-name="T2">: </text:span><text:span text:style-name="T22"><text:placeholder text:placeholder-type="text">&lt;o.partner_id.name or ''&gt;</text:placeholder></text:span></text:p>
      <text:p text:style-name="P22"><text:span text:style-name="T2">Tên hàng hóa/</text:span><text:span text:style-name="T3">Cargo</text:span><text:span text:style-name="T2">: </text:span><text:span text:style-name="T10">Coffee beans</text:span></text:p>
      <text:p text:style-name="P24"><text:span text:style-name="T2">Mã chất lượng/</text:span><text:span text:style-name="T3">Quality Code</text:span><text:span text:style-name="T2">: </text:span><text:span text:style-name="T22"><text:placeholder text:placeholder-type="text">&lt;o.product_id.code or ''&gt;</text:placeholder></text:span><text:span text:style-name="T2"><text:tab/>Quy cách/</text:span><text:span text:style-name="T3">Specification</text:span><text:span text:style-name="T2">: </text:span><text:span text:style-name="T22"><text:placeholder text:placeholder-type="text">&lt;o.delivery_order_ids and o.delivery_order_ids[0].name or ''&gt;</text:placeholder></text:span></text:p>
      <text:p text:style-name="P3"><text:span text:style-name="T1">Số lượng/</text:span><text:span text:style-name="T4">Quantity (Kgs): </text:span><text:span text:style-name="T20"><text:placeholder text:placeholder-type="text">&lt;formatLang(o.total_qty,digits=0)&gt;</text:placeholder></text:span><text:span text:style-name="T1"><text:tab/>Số bao/</text:span><text:span text:style-name="T4">Bags</text:span><text:span text:style-name="T1"> nos: </text:span><text:span text:style-name="T22"><text:placeholder text:placeholder-type="text">&lt;formatLang(get_capacity(o),0)&gt;</text:placeholder></text:span></text:p>
      <text:p text:style-name="P7">Bằng chữ/Say: <text:span text:style-name="T22"><text:placeholder text:placeholder-type="text">&lt;get_string_amount(o.total_qty)&gt;</text:placeholder></text:span></text:p>
      <text:p text:style-name="P4"><text:span text:style-name="T2">Marking:<text:tab/></text:span><text:span text:style-name="T1"><text:tab/></text:span><draw:frame draw:style-name="fr1" draw:name="Frame1" text:anchor-type="char" svg:x="0.7083in" svg:y="0.1in" svg:width="5.7398in" svg:height="2.3209in" draw:z-index="0"><draw:text-box><text:p text:style-name="P25"><text:placeholder text:placeholder-type="text">&lt;o.markings or ''&gt;</text:placeholder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9"><text:tab/></text:p>
      <text:p text:style-name="P8"><text:tab/></text:p>
      <text:p text:style-name="P8"><text:tab/></text:p>
      <text:p text:style-name="P8"/>
      <text:p text:style-name="P8"/>
      <text:p text:style-name="P8"><text:tab/>Người nhận (ĐVVC)<text:tab/>Người giao<text:tab/>Người ra lệnh<text:tab/></text:p>
      <text:p text:style-name="P15"><text:span text:style-name="T2"><text:tab/>(</text:span><text:span text:style-name="T3">Unit Transport)<text:tab/>(Deliverer) <text:tab/>(To order of)<text:tab/></text:span></text:p>
      <text:p text:style-name="P16"><text:span text:style-name="T2"><text:tab/></text:span><text:span text:style-name="T3">(đã nhận hàng trong điều kiện tốt)<text:tab/><text:tab/></text:span></text:p>
      <text:p text:style-name="P17"><text:line-break/></text:p>
      <text:p text:style-name="P2"><text:span text:style-name="T2"><text:tab/></text:span><text:span text:style-name="T4"><text:tab/></text:span></text:p>
      <text:p text:style-name="P1"><text:soft-page-break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4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 C. Cong</meta:initial-creator>
    <meta:editing-cycles>101</meta:editing-cycles>
    <meta:print-date>2016-07-14T15:00:45.243828562</meta:print-date>
    <meta:creation-date>2016-07-06T01:38:00</meta:creation-date>
    <dc:date>2017-05-05T15:08:47.431076858</dc:date>
    <meta:editing-duration>PT2H58M2S</meta:editing-duration>
    <meta:generator>LibreOffice/4.2.8.2$Linux_X86_64 LibreOffice_project/420m0$Build-2</meta:generator>
    <meta:document-statistic meta:table-count="1" meta:image-count="0" meta:object-count="0" meta:page-count="2" meta:paragraph-count="31" meta:word-count="198" meta:character-count="1523" meta:non-whitespace-character-count="12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